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5_6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[Hebrew]/</text:p>
      <text:p text:style-name="P4">Dear Brethren! <text:s/>In the address I delivered last Sabbath, I urged your perusal of the seventh/ and eighth chapters of Zechariah, deeming them a convincing proof that the hope of/ Israel's restoration is not, as new teachers would fain make us believe, a sheer chimera,/ an illusive expectation, which past history and the light of modern civilization/ ought to have dispelled from our minds. <text:s/>This day I will strengthen my position,/ by one simple quotation. <text:s/>It shall not be from the Prophets, whose prognostications/ have been pronounced by the hypocritics too vague, to attach thereunto a/ definite meaning. <text:s/>Nor will I cite those glorious predictions of the son of Amoz/ which we are categorically told to have been already fulfilled in the days of/ King Ezekiah. <text:s/>But I will let him speak, whose language cannot in any wise/ be open to captious objections. <text:s/>Prior to his death, Moses summoned to-/-gether in solemn convocation every member of the Hebrew household. <text:s/>In a rapid/ sketch he represented to all the manifold benefits they had obtained at the/ hands of their heavenly Sovereign, and reminded them of the allegiance they/ owed Him, from pure gratitude. <text:s/>He admonished the nation, both individually/ and collectively not to abjure their fidelity to that Being, who had proved their/ Legislator and Guide, and foretold at the same time the calamity that would/ surely ensue from an abandonment of his sacred covenant. <text:s/>Peering in/ the future, he beheld the land which flowed with milk and honey, cursed/ with sterility, and her former inhabitants, expiating their iniquities in ini-/-mical countries. <text:s/>But the faithful shepherd of Jacob, did not exhibit/ the unhappiness attending a dereliction from the behests of the Almighty,/ without teaching his flock how to redeem their universal rejection. <text:s/>For, if/ the long night of sorrow, was not destined to change into the bright-morning/ dawn, despair might have caused a deeper sinking into the slough of <text:soft-page-break/>vice./ <text:s/>Therefore he unequivocally pointed out <text:span text:style-name="T1">penitence</text:span><text:span text:style-name="T2">, as the certain means by/ which sinful Israel could appease their provoked Father, and regain the/ pristine station. <text:s/>[Hebrew]/ [Hebrew]/</text:span></text:p>
      <text:p text:style-name="P6"/>
      <text:p text:style-name="P6">[Page 2]</text:p>
      <text:p text:style-name="P4"><text:span text:style-name="T2">"And it shall come to pass, when all these things are come upon thee, the/ blessing and the curse, which I have set before thee, and thou shalt call/ them to mind </text:span><text:span text:style-name="T1">among all the nations</text:span><text:span text:style-name="T2">, whether the Lord thy God hath driven/ thee. <text:s/>And thou shalt return unto the Lord thy God, and shalt obey his/ voice according to </text:span><text:span text:style-name="T1">all that I command thee this day,</text:span><text:span text:style-name="T2"> thou, and </text:span><text:span text:style-name="T1">thy children</text:span><text:span text:style-name="T2">,/ with all thy heart and with all thy soul. <text:s/>Then the Lord thy God will [?]/ thy captivity, and have compassion upon thee, and will return and gather/ thee from </text:span><text:span text:style-name="T1">all the nations</text:span><text:span text:style-name="T2">, whither the Lord thy God hath scattered thee./ <text:s/>If thy outcasts be at the utmost parts of heaven, from </text:span><text:span text:style-name="T1">thence</text:span><text:span text:style-name="T2"> will the Lord/ thy God gather thee, and from thence will He fit in thee. <text:s/>And the Lord thy/ God will bring thee into the land which thy fathers possessed, and/ </text:span><text:span text:style-name="T1">thou</text:span><text:span text:style-name="T2"> shalt possess it, and He will do thee good, and multiply thee/ above thy fathers" <text:s/>My Brethren! <text:s/>The consolatory promise so obviously/ offered on the above five verses of Deuteronomy, has been a healing balm/ to our many tribulations during the last eighteen centuries. <text:s/>When the/ Nazarene persecuted </text:span><text:span text:style-name="T3">us</text:span><text:span text:style-name="T5">, plundered and tortured us, because we rejected </text:span><text:span text:style-name="T3">a</text:span><text:span text:style-name="T5">/ a creed incompatible with the code of Sinai. <text:s/>When they robbed us of our/ cherished offspring, to rear them in a religion, which assumes to itself the/ exclusive power of salvation. <text:s/>When the progeny of Abraham's hand-maid,/ trod on the neck of the descendants of her mistress, and sought their extir-/-pation, we were steeled against all sufferings, by the steadfast conviction that/ the declaration of Moses, was a message from our infallible God. <text:s/>But now/ we are told that we have been grasping at a shadow, that our nationality/ can never be reconstructed; that the deliverance of Israel is identified with/ the moral progress of mankind, that Jerusalem is, wheresoever we/ enjoy political immunities. <text:s/>In other words, we are told with great assurance,/ that all the predictions of our seers, touching our restoration, are either ambiguously/ expressed, or they have received a full consummation at various periods of our/ ancient history. <text:s/>But can an assertion so bold, be in truth, applicable/</text:span></text:p>
      <text:p text:style-name="P4"><text:span text:style-name="T5"/></text:p>
      <text:p text:style-name="P4"><text:span text:style-name="T5">[Page 3]</text:span></text:p>
      <text:p text:style-name="P4"><text:span text:style-name="T5">to the sentences under discussion? <text:s/>Oh my friends! let us not be dazzled by/ the display of grand eloquence, or by that of a vast erudition, let us reflect,/ and judge for ourselves. <text:s/>Can words be more clearly uttered than those spoken by/ the son of Amram? <text:s/>What signification can ever be attached to the phrase, "God/ will gather thee from all the nations" and to the other "He will bring thee again/ unto the land of thy fathers" What, but the literal? <text:s/>Is that a promise, couched,/ like a heathen oracle, in an obscure and unfathomable diction? <text:s/>Or are we able/ triumphantly to show the happy ear in which it was verified with precision?/ <text:s/>We may examine our morals with the severest scrutiny, but we shall fail/ to discover the complete restoration, which appeared in the vision of the Arch-prophet./ <text:s/>That it cannot allude to the return of our progenitors from the Babylonian cap-/-tivity is palpably evident from the fact that of the immense number of Hebrews/ scattered then throughout Asia and Africa, only fifty thousand accompanied/ Zerubabel to the land of the patriarchs. <text:s/>Moreover, the position of that compara-/-tively small number, far from justifying the prediction "He shall do well with/ and multiply thee more than thy fathers" [Hebrew], would on the contrary/ suffer greatly when placed in parallel with that of their ancestors. <text:s/>In the palmy/ days of the Jewish monarchy, the supremacy of Israel was felt among all the/ neighbouring nations, </text:span><text:span text:style-name="T3">and they</text:span><text:span text:style-name="T5"> who had become dependent tributaries; but during/ the four hundred and fifty years that the second sanctuary existed, the denizens/ of Judea were under a continual vassalage to the preponderating Power./ <text:s/>Now to Persia, anon to Greece, at one time to the Ptolomeys, at another/ to the Ceasars. <text:s/>Nor was the glory of the Temple--even of that which Herod/ rebuilt with so extraordinary a splendour that might be deemed fabulous--/ equal to the glory which shone upon the sacred edifice reared by Solomon./ <text:s/>A heavenly fire had not descended thereon; the ark of the testimony; the/ Urim &amp; Thummim, did not grace that fane of our Lord as in the days of yore. <text:s/>And </text:span><text:soft-page-break/><text:span text:style-name="T5">verily/ if the divine declaration to which I have hitherto reverted, is not at all borne out/ by the events connected with that period of our history, we shall in vain/</text:span></text:p>
      <text:p text:style-name="P4"><text:span text:style-name="T5"/></text:p>
      <text:p text:style-name="P4"><text:span text:style-name="T5">[Page 4]</text:span></text:p>
      <text:p text:style-name="P4"><text:span text:style-name="T5">seek for its application at any anterior or posterior epoch</text:span><text:span text:style-name="T3">s</text:span><text:span text:style-name="T5">. <text:s/>This incontestable/ truth could not but force itself into the minds of the hypercritics; yet they were/ not daunted by the difficulties it presents against their skeptical opinions./ <text:s/>Unable to place that prophecy of the righteous servant of God among the occur-/-rence that are already buried in oblivion, or to quibble as to its want of explicit-/-ness, they resorted to a speedier course. <text:s/>With no less audacity than impiety,/ they stigmatized it as an interpolation of some unknown writer of later times./ <text:s/>We will not attempt to rebut an assertion so entirely subversive of our religion./ <text:s/>It devolves on those who have so confidently made it to substantiate it, and to/ explain also, according to the views they entertain, other allusions of similar import inters-/-persed throughout the books of Moses. <text:s/>We, as believing Israelite, must needs look/ up to the first five verses of the 30</text:span><text:span text:style-name="T6">th</text:span><text:span text:style-name="T7"> Chapter of Deuteronomy as to the beacon-/light which has guided and will still guide our dangerous path through shoals/ and rocks midst the ocean of time. <text:s/>For, if our undying hope in the happy future destined/ for Israel, rested for support solely upon those five sentences, it would stand upon/ immoveable foundations. <text:s/>But when conjointly with them we read the seven portions/ of the prophets appropriately selected for the weeks intervening between the fast of/ Ab and our New Year--those </text:span><text:span text:style-name="T4">glorious</text:span><text:span text:style-name="T7"> transcendent out pourings of our inspired bards--our faith in the restoration must deepen itself in our inmost/ hearts, for, "the grass withereth, and the flower fadeth, but the world of our God shall/ stand for ever." <text:s/>[Hebrew] <text:s/>It may please the Disposer of </text:span><text:span text:style-name="T4">human</text:span><text:span text:style-name="T7"> sublunary/ events, to promote the accomplishment of his fiat by human agency./ <text:s/>The moral progress of mankind; the principles of equality enunciated and/ partially carried out in sundry lands, may pave the way to the "Messenger/ of good tidings, who publisheth peace and salvation, and sa</text:span><text:span text:style-name="T4">y</text:span><text:span text:style-name="T7">ith to Zion: thy God/ reigneth" but to regard the means as the end, is an open denial of Scriptur-/-al verities, for "the Redeemer </text:span><text:span text:style-name="T8">shall</text:span><text:span text:style-name="T7"> come to Zion, &amp; for those of Jacob who/ turn away from their transgressions, saith the Lord" <text:s/>That celestial assurance/ has ever sustained us and for its consummation, the exiles of Judea incessantly pray </text:span><text:span text:style-name="T4">every day</text:span><text:span text:style-name="T7">;/ because they were taught to believe that independence, freedom, national prosperity and national hap-/-piness will then be the inalienable portion of all the descendants of Abraham, when/ they shall dwell each under his vine, &amp; under his fig-tree, &amp; there will be none to make/ them afraid. <text:s/>May it be so, speedily in our day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0T14:44:59.25</meta:creation-date>
    <dc:date>2012-07-31T11:40:15.93</dc:date>
    <dc:creator>Penn Libraries</dc:creator>
    <meta:editing-duration>PT00H44M1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69" meta:word-count="1722" meta:character-count="10614"/>
  </office:meta>
</office:document-meta>
</file>